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style:vertical-align="automatic" fo:background-color="#98FB98" style:repeat-content="false"/>
      <style:paragraph-properties fo:text-align="start" fo:margin-left="0cm"/>
    </style:style>
    <style:style style:name="ce8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420E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ext-properties fo:color="#FF420E" fo:font-weight="bold" style:font-weight-asian="bold" style:font-weight-complex="bold"/>
    </style:style>
    <style:style style:name="ce22" style:family="table-cell" style:parent-style-name="Default" style:data-style-name="N0"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/>
    </style:style>
    <style:style style:name="ce26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420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98FB98"/>
    </style:style>
    <style:style style:name="ce30" style:family="table-cell" style:parent-style-name="Default" style:data-style-name="N0">
      <style:table-cell-properties style:vertical-align="automatic" fo:background-color="#98FB98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0">
      <style:text-properties fo:color="#CE181E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7.99041666666667cm"/>
    </style:style>
    <style:style style:name="co8" style:family="table-column">
      <style:table-column-properties fo:break-before="auto" style:column-width="7.67291666666667cm"/>
    </style:style>
    <style:style style:name="co9" style:family="table-column">
      <style:table-column-properties fo:break-before="auto" style:column-width="12.594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0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0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Rental Vehicle Management System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29">
            <text:p>Rutaben Vaghasia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29">
            <text:p>RAV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608968" table:number-columns-spanned="4" table:number-rows-spanned="1" table:content-validation-name="val3" table:style-name="ce30">
            <text:p>1001608968</text:p>
          </table:table-cell>
          <table:covered-table-cell table:number-columns-repeated="3"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1">
          <table:table-cell office:value-type="string" table:style-name="ce8">
            <text:p>Teaming is not available for this assignment!</text:p>
          </table:table-cell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number-columns-repeated="16376" table:style-name="ce5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office:value-type="string" table:style-name="ce9">
            <text:p>Remaining</text:p>
          </table:table-cell>
          <table:table-cell office:value-type="string" table:style-name="ce10">
            <text:p>Completed (this sprint)</text:p>
          </table:table-cell>
          <table:table-cell table:number-columns-repeated="5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21" table:formula="of:=COUNT([.B30:.B126])" table:style-name="ce3">
            <text:p>21</text:p>
          </table:table-cell>
          <table:table-cell table:style-name="ce10"/>
          <table:table-cell office:value-type="string" table:style-name="ce11">
            <text:p>Total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16" table:formula="of:=[.B21]-[.C22]" table:style-name="ce3">
            <text:p>16</text:p>
          </table:table-cell>
          <table:table-cell office:value-type="float" office:value="5" table:formula="of:=COUNTIF([.E$30:.E$100];&quot;Finished in Sprint 1&quot;)" table:style-name="ce10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8" table:formula="of:=[.B22]-[.C23]" table:style-name="ce3">
            <text:p>8</text:p>
          </table:table-cell>
          <table:table-cell office:value-type="float" office:value="8" table:formula="of:=COUNTIF([.E$30:.E$100];&quot;Finished in Sprint 2&quot;)" table:style-name="ce10">
            <text:p>8</text:p>
          </table:table-cell>
          <table:table-cell office:value-type="float" office:value="2" table:style-name="ce11">
            <text:p>2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office:value-type="string" table:style-name="ce1">
            <text:p>Sprint 3 Left</text:p>
          </table:table-cell>
          <table:table-cell office:value-type="float" office:value="6" table:formula="of:=[.B23]-[.C24]" table:style-name="ce3">
            <text:p>6</text:p>
          </table:table-cell>
          <table:table-cell office:value-type="float" office:value="2" table:formula="of:=COUNTIF([.E$30:.E$100];&quot;Finished in Sprint 3&quot;)" table:style-name="ce10">
            <text:p>2</text:p>
          </table:table-cell>
          <table:table-cell office:value-type="float" office:value="3" table:style-name="ce11">
            <text:p>3</text:p>
          </table:table-cell>
          <table:table-cell table:number-columns-repeated="4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7" table:style-name="ce3"/>
          <table:table-cell table:number-columns-repeated="16376" table:style-name="ce5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2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6" table:style-name="ce5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6" table:style-name="ce5"/>
        </table:table-row>
        <table:table-row table:style-name="ro2">
          <table:table-cell office:value-type="string" table:style-name="ce14">
            <text:p>Feature ID</text:p>
          </table:table-cell>
          <table:table-cell office:value-type="string" table:style-name="ce14">
            <text:p>Priority</text:p>
          </table:table-cell>
          <table:table-cell table:style-name="ce14"/>
          <table:table-cell office:value-type="string" table:style-name="ce14">
            <text:p>Planned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As a...</text:p>
          </table:table-cell>
          <table:table-cell office:value-type="string" table:style-name="ce14">
            <text:p>I want to...</text:p>
          </table:table-cell>
          <table:table-cell office:value-type="string" table:style-name="ce14">
            <text:p>So that...</text:p>
          </table:table-cell>
          <table:table-cell office:value-type="string" table:style-name="ce14">
            <text:p>Not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V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7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Add a vehicle</text:p>
          </table:table-cell>
          <table:table-cell office:value-type="string" table:style-name="ce1">
            <text:p>I can keep track of our fleet of rental vehicl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LV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7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List all vehicles</text:p>
          </table:table-cell>
          <table:table-cell office:value-type="string" table:style-name="ce1">
            <text:p>I can find out what is in the vehicle fleet</text:p>
          </table:table-cell>
          <table:table-cell office:value-type="string" table:style-name="ce1">
            <text:p>This will also be needed for the next two featur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V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7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Rent a vehicle</text:p>
          </table:table-cell>
          <table:table-cell office:value-type="string" table:style-name="ce1">
            <text:p>I can track who has rented each vehicle</text:p>
          </table:table-cell>
          <table:table-cell office:value-type="string" table:style-name="ce1">
            <text:p>Each vehicle will need to know if it is already rented or no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T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7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Return a vehicle</text:p>
          </table:table-cell>
          <table:table-cell office:value-type="string" table:style-name="ce1">
            <text:p>I can tell when a vehicle is returne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HE</text:p>
          </table:table-cell>
          <table:table-cell office:value-type="float" office:value="5" table:style-name="ce15">
            <text:p>5</text:p>
          </table:table-cell>
          <table:table-cell table:style-name="ce15"/>
          <table:table-cell office:value-type="float" office:value="1" table:content-validation-name="val4" table:style-name="ce16">
            <text:p>1</text:p>
          </table:table-cell>
          <table:table-cell office:value-type="string" table:content-validation-name="val5" table:style-name="ce17">
            <text:p>Finished in Sprint 1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Get help</text:p>
          </table:table-cell>
          <table:table-cell office:value-type="string" table:style-name="ce1">
            <text:p>I can learn how to use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8">
            <text:p>AR</text:p>
          </table:table-cell>
          <table:table-cell office:value-type="float" office:value="12" table:style-name="ce19">
            <text:p>12</text:p>
          </table:table-cell>
          <table:table-cell table:style-name="ce20"/>
          <table:table-cell office:value-type="float" office:value="1" table:content-validation-name="val4" table:style-name="ce16">
            <text:p>1</text:p>
          </table:table-cell>
          <table:table-cell table:content-validation-name="val5" table:style-name="ce17"/>
          <table:table-cell office:value-type="string" table:style-name="ce18">
            <text:p>Rental Agent</text:p>
          </table:table-cell>
          <table:table-cell office:value-type="string" table:style-name="ce18">
            <text:p>Add a renter</text:p>
          </table:table-cell>
          <table:table-cell office:value-type="string" table:style-name="ce18">
            <text:p>I can conveniently keep track of all renters</text:p>
          </table:table-cell>
          <table:table-cell office:value-type="string" table:style-name="ce18">
            <text:p>This is the Bonus level</text:p>
          </table:table-cell>
          <table:table-cell table:number-columns-repeated="16375" table:style-name="ce18"/>
        </table:table-row>
        <table:table-row table:style-name="ro2">
          <table:table-cell office:value-type="string" table:style-name="ce21">
            <text:p>SR</text:p>
          </table:table-cell>
          <table:table-cell office:value-type="float" office:value="13" table:style-name="ce19">
            <text:p>13</text:p>
          </table:table-cell>
          <table:table-cell table:style-name="ce19"/>
          <table:table-cell office:value-type="float" office:value="1" table:content-validation-name="val4" table:style-name="ce16">
            <text:p>1</text:p>
          </table:table-cell>
          <table:table-cell table:content-validation-name="val5" table:style-name="ce17"/>
          <table:table-cell office:value-type="string" table:style-name="ce18">
            <text:p>Rental Agent</text:p>
          </table:table-cell>
          <table:table-cell office:value-type="string" table:style-name="ce21">
            <text:p>Select a renter when renting a vehicle</text:p>
          </table:table-cell>
          <table:table-cell office:value-type="string" table:style-name="ce18">
            <text:p>I don't have to rekey recurring renter info</text:p>
          </table:table-cell>
          <table:table-cell office:value-type="string" table:style-name="ce21">
            <text:p>This is the Bonus level</text:p>
          </table:table-cell>
          <table:table-cell table:number-columns-repeated="16375" table:style-name="ce21"/>
        </table:table-row>
        <table:table-row table:style-name="ro2">
          <table:table-cell office:value-type="string" table:style-name="ce22">
            <text:p>SV</text:p>
          </table:table-cell>
          <table:table-cell office:value-type="float" office:value="17" table:style-name="ce23">
            <text:p>17</text:p>
          </table:table-cell>
          <table:table-cell table:style-name="ce23"/>
          <table:table-cell office:value-type="float" office:value="1" table:content-validation-name="val4" table:style-name="ce16">
            <text:p>1</text:p>
          </table:table-cell>
          <table:table-cell table:content-validation-name="val5" table:style-name="ce17"/>
          <table:table-cell office:value-type="string" table:style-name="ce22">
            <text:p>Rental Agent</text:p>
          </table:table-cell>
          <table:table-cell office:value-type="string" table:style-name="ce22">
            <text:p>Save data</text:p>
          </table:table-cell>
          <table:table-cell office:value-type="string" table:style-name="ce22">
            <text:p>I can retain data between program runs</text:p>
          </table:table-cell>
          <table:table-cell office:value-type="string" table:style-name="ce22">
            <text:p>This is the Extreme Bonus level</text:p>
          </table:table-cell>
          <table:table-cell table:number-columns-repeated="16375" table:style-name="ce22"/>
        </table:table-row>
        <table:table-row table:style-name="ro2">
          <table:table-cell office:value-type="string" table:style-name="ce22">
            <text:p>LD</text:p>
          </table:table-cell>
          <table:table-cell office:value-type="float" office:value="18" table:style-name="ce23">
            <text:p>18</text:p>
          </table:table-cell>
          <table:table-cell table:style-name="ce23"/>
          <table:table-cell office:value-type="float" office:value="1" table:content-validation-name="val4" table:style-name="ce16">
            <text:p>1</text:p>
          </table:table-cell>
          <table:table-cell table:content-validation-name="val5" table:style-name="ce17"/>
          <table:table-cell office:value-type="string" table:style-name="ce22">
            <text:p>Rental Agent</text:p>
          </table:table-cell>
          <table:table-cell office:value-type="string" table:style-name="ce22">
            <text:p>Load data</text:p>
          </table:table-cell>
          <table:table-cell office:value-type="string" table:style-name="ce22">
            <text:p>I can restore data on a new program run</text:p>
          </table:table-cell>
          <table:table-cell office:value-type="string" table:style-name="ce22">
            <text:p>This is the Extreme Bonus level</text:p>
          </table:table-cell>
          <table:table-cell table:number-columns-repeated="16375" table:style-name="ce22"/>
        </table:table-row>
        <table:table-row table:style-name="ro2">
          <table:table-cell table:style-name="ce1"/>
          <table:table-cell office:value-type="float" office:value="6" table:style-name="ce15">
            <text:p>6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">
            <text:p>Developer</text:p>
          </table:table-cell>
          <table:table-cell office:value-type="string" table:style-name="ce24">
            <text:p>Copy Sprint 01 Backlog tab to this spreadsheet</text:p>
          </table:table-cell>
          <table:table-cell office:value-type="string" table:style-name="ce25">
            <text:p>I have the history of Sprint 01 available</text:p>
          </table:table-cell>
          <table:table-cell office:value-type="string" table:style-name="ce26">
            <text:p>SPRINT 2 / Homework 7 starts here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MM</text:p>
          </table:table-cell>
          <table:table-cell office:value-type="float" office:value="6" table:style-name="ce15">
            <text:p>6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Use a standard dialog for the main menu</text:p>
          </table:table-cell>
          <table:table-cell office:value-type="string" table:style-name="ce25">
            <text:p>I can interact more naturally with the system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1">
            <text:p>GNV</text:p>
          </table:table-cell>
          <table:table-cell office:value-type="float" office:value="7" table:style-name="ce15">
            <text:p>7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Use a series of dialogs for a new vehicle</text:p>
          </table:table-cell>
          <table:table-cell office:value-type="string" table:style-name="ce25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LV</text:p>
          </table:table-cell>
          <table:table-cell office:value-type="float" office:value="8" table:style-name="ce15">
            <text:p>8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Use a stand dialog for the list of vehicle</text:p>
          </table:table-cell>
          <table:table-cell office:value-type="string" table:style-name="ce25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H</text:p>
          </table:table-cell>
          <table:table-cell office:value-type="float" office:value="9" table:style-name="ce15">
            <text:p>9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Use dialogs for all other interaction (e.g., help)</text:p>
          </table:table-cell>
          <table:table-cell office:value-type="string" table:style-name="ce25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RV</text:p>
          </table:table-cell>
          <table:table-cell office:value-type="float" office:value="10" table:style-name="ce15">
            <text:p>10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Use dialogs for rent and return vehicle</text:p>
          </table:table-cell>
          <table:table-cell office:value-type="string" table:style-name="ce25">
            <text:p>I can interact more naturally with the syste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7">
            <text:p>GPM</text:p>
          </table:table-cell>
          <table:table-cell office:value-type="float" office:value="14" table:style-name="ce19">
            <text:p>14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8">
            <text:p>Rental Agent</text:p>
          </table:table-cell>
          <table:table-cell office:value-type="string" table:style-name="ce18">
            <text:p>Add rich text (Pango) to the main menu (dialog)</text:p>
          </table:table-cell>
          <table:table-cell office:value-type="string" table:style-name="ce18">
            <text:p>The menu is easier to navigate</text:p>
          </table:table-cell>
          <table:table-cell office:value-type="string" table:style-name="ce18">
            <text:p>This is the Bonus level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GPH</text:p>
          </table:table-cell>
          <table:table-cell office:value-type="float" office:value="15" table:style-name="ce19">
            <text:p>15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string" table:content-validation-name="val5" table:style-name="ce17">
            <text:p>Finished in Sprint 2</text:p>
          </table:table-cell>
          <table:table-cell office:value-type="string" table:style-name="ce18">
            <text:p>Rental Agent</text:p>
          </table:table-cell>
          <table:table-cell office:value-type="string" table:style-name="ce18">
            <text:p>Add rich text (Pango) to the help dialog</text:p>
          </table:table-cell>
          <table:table-cell office:value-type="string" table:style-name="ce18">
            <text:p>The help text is easier to understand</text:p>
          </table:table-cell>
          <table:table-cell office:value-type="string" table:style-name="ce21">
            <text:p>This is the Bonus level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GDV</text:p>
          </table:table-cell>
          <table:table-cell office:value-type="float" office:value="19" table:style-name="ce23">
            <text:p>19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content-validation-name="val5" table:style-name="ce17"/>
          <table:table-cell office:value-type="string" table:style-name="ce22">
            <text:p>Rental Agent</text:p>
          </table:table-cell>
          <table:table-cell office:value-type="string" table:style-name="ce22">
            <text:p>Use a custom dialog to create new vehicles</text:p>
          </table:table-cell>
          <table:table-cell office:value-type="string" table:style-name="ce22">
            <text:p>I can create new vehicles more quickly</text:p>
          </table:table-cell>
          <table:table-cell office:value-type="string" table:style-name="ce22">
            <text:p>This is the Extreme Bonus level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W</text:p>
          </table:table-cell>
          <table:table-cell office:value-type="float" office:value="11" table:style-name="ce15">
            <text:p>11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string" table:content-validation-name="val5" table:style-name="ce17">
            <text:p>Finished in Sprint 3</text:p>
          </table:table-cell>
          <table:table-cell office:value-type="string" table:style-name="ce1">
            <text:p>Rental Agent</text:p>
          </table:table-cell>
          <table:table-cell office:value-type="string" table:style-name="ce1">
            <text:p>Interact with a <text:s/>main window with drop-down menus</text:p>
          </table:table-cell>
          <table:table-cell office:value-type="string" table:style-name="ce25">
            <text:p>I can interact more naturally with the system</text:p>
          </table:table-cell>
          <table:table-cell office:value-type="string" table:style-name="ce26">
            <text:p>SPRINT 3 / Homework 8 starts here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GT</text:p>
          </table:table-cell>
          <table:table-cell office:value-type="float" office:value="16" table:style-name="ce19">
            <text:p>16</text:p>
          </table:table-cell>
          <table:table-cell table:style-name="ce1"/>
          <table:table-cell office:value-type="float" office:value="3" table:style-name="ce15">
            <text:p>3</text:p>
          </table:table-cell>
          <table:table-cell office:value-type="string" table:content-validation-name="val5" table:style-name="ce17">
            <text:p>Finished in Sprint 3</text:p>
          </table:table-cell>
          <table:table-cell office:value-type="string" table:style-name="ce18">
            <text:p>Rental Agent</text:p>
          </table:table-cell>
          <table:table-cell office:value-type="string" table:style-name="ce21">
            <text:p>Add a toolbar to the main menu</text:p>
          </table:table-cell>
          <table:table-cell office:value-type="string" table:style-name="ce18">
            <text:p>I can more quickly access common features</text:p>
          </table:table-cell>
          <table:table-cell office:value-type="string" table:style-name="ce21">
            <text:p>This is the Bonus level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GV</text:p>
          </table:table-cell>
          <table:table-cell office:value-type="float" office:value="20" table:style-name="ce23">
            <text:p>20</text:p>
          </table:table-cell>
          <table:table-cell table:style-name="ce1"/>
          <table:table-cell office:value-type="float" office:value="3" table:style-name="ce15">
            <text:p>3</text:p>
          </table:table-cell>
          <table:table-cell table:content-validation-name="val5" table:style-name="ce17"/>
          <table:table-cell office:value-type="string" table:style-name="ce22">
            <text:p>Rental Agent</text:p>
          </table:table-cell>
          <table:table-cell office:value-type="string" table:style-name="ce28">
            <text:p>Add a scrolling vehicles table to main window</text:p>
          </table:table-cell>
          <table:table-cell office:value-type="string" table:style-name="ce28">
            <text:p>I can more quickly look up vehicles</text:p>
          </table:table-cell>
          <table:table-cell office:value-type="string" table:style-name="ce22">
            <text:p>This is the Extreme Bonus level</text:p>
          </table:table-cell>
          <table:table-cell table:number-columns-repeated="16375"/>
        </table:table-row>
        <table:table-row table:style-name="ro2">
          <table:table-cell table:number-columns-repeated="7" table:style-name="ce1"/>
          <table:table-cell table:style-name="ce22"/>
          <table:table-cell table:number-columns-repeated="16376" table:style-name="ce1"/>
        </table:table-row>
        <table:table-row table:number-rows-repeated="1048525" table:style-name="ro2">
          <table:table-cell table:number-columns-repeated="16384"/>
        </table:table-row>
      </table:table>
      <table:table table:name="Sprint_02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2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8-10-09T00:00:00" table:style-name="ce33">
            <text:p>Oct 09</text:p>
          </table:table-cell>
          <table:table-cell table:style-name="ce3"/>
          <table:table-cell office:value-type="string" table:style-name="ce13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8-10-16T00:00:00" table:style-name="ce33">
            <text:p>Oct 16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34">
            <text:p>TBD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table:style-name="ce34"/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office:value-type="string" table:style-name="ce35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9" table:formula="of:=COUNTA([.D17:.D995])" table:style-name="ce3">
            <text:p>9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9" table:formula="of:=[.B7]-[.C8]" table:style-name="ce3">
            <text:p>9</text:p>
          </table:table-cell>
          <table:table-cell office:value-type="float" office:value="0" table:formula="of:=COUNTIF([.E$17:.E$995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9" table:formula="of:=[.B8]-[.C9]" table:style-name="ce3">
            <text:p>9</text:p>
          </table:table-cell>
          <table:table-cell office:value-type="float" office:value="0" table:formula="of:=COUNTIF([.E$17:.E$995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9" table:formula="of:=[.B9]-[.C10]" table:style-name="ce3">
            <text:p>9</text:p>
          </table:table-cell>
          <table:table-cell office:value-type="float" office:value="0" table:formula="of:=COUNTIF([.E$17:.E$995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9" table:formula="of:=[.B10]-[.C11]" table:style-name="ce3">
            <text:p>9</text:p>
          </table:table-cell>
          <table:table-cell office:value-type="float" office:value="0" table:formula="of:=COUNTIF([.E$17:.E$995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9" table:formula="of:=[.B11]-[.C12]" table:style-name="ce3">
            <text:p>9</text:p>
          </table:table-cell>
          <table:table-cell office:value-type="float" office:value="0" table:formula="of:=COUNTIF([.E$17:.E$995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5" table:formula="of:=[.B12]-[.C13]" table:style-name="ce3">
            <text:p>5</text:p>
          </table:table-cell>
          <table:table-cell office:value-type="float" office:value="4" table:formula="of:=COUNTIF([.E$17:.E$995]; &quot;Completed Day 6&quot;)" table:style-name="ce3">
            <text:p>4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5" table:formula="of:=COUNTIF([.E$17:.E$995]; &quot;Completed Day 7&quot;)" table:style-name="ce3">
            <text:p>5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14"/>
          <table:table-cell office:value-type="string" table:style-name="ce14">
            <text:p>Feature ID</text:p>
          </table:table-cell>
          <table:table-cell table:style-name="ce14"/>
          <table:table-cell office:value-type="string" table:style-name="ce14">
            <text:p>Description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content-validation-name="val6" table:style-name="ce5">
            <text:p>GMM</text:p>
          </table:table-cell>
          <table:table-cell table:style-name="ce5"/>
          <table:table-cell office:value-type="string" table:style-name="ce1">
            <text:p>#include gtkmm.h and add GTKFLAGS to Makefile</text:p>
          </table:table-cell>
          <table:table-cell office:value-type="string" table:content-validation-name="val7" table:style-name="ce17">
            <text:p>Completed Day 6</text:p>
          </table:table-cell>
          <table:table-cell office:value-type="string" table:style-name="ce36">
            <text:p>You may modify this list to best fit your baseline code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5">
            <text:p>GMM</text:p>
          </table:table-cell>
          <table:table-cell table:style-name="ce5"/>
          <table:table-cell office:value-type="string" table:style-name="ce1">
            <text:p>Modify main menu as Input dialog</text:p>
          </table:table-cell>
          <table:table-cell office:value-type="string" table:content-validation-name="val7" table:style-name="ce17">
            <text:p>Completed Day 6</text:p>
          </table:table-cell>
          <table:table-cell office:value-type="string" table:style-name="ce1">
            <text:p>Including a test with each constructor and method is helpful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5">
            <text:p>GNV</text:p>
          </table:table-cell>
          <table:table-cell table:style-name="ce5"/>
          <table:table-cell office:value-type="string" table:style-name="ce1">
            <text:p>Replace cin for new vehicle with Input and Question dialogs</text:p>
          </table:table-cell>
          <table:table-cell office:value-type="string" table:content-validation-name="val7" table:style-name="ce17">
            <text:p>Completed Day 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5">
            <text:p>GLV</text:p>
          </table:table-cell>
          <table:table-cell table:style-name="ce5"/>
          <table:table-cell office:value-type="string" table:style-name="ce1">
            <text:p>Replace cout for list of vehicles with Message dialog</text:p>
          </table:table-cell>
          <table:table-cell office:value-type="string" table:content-validation-name="val7" table:style-name="ce17">
            <text:p>Completed Day 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5">
            <text:p>GH</text:p>
          </table:table-cell>
          <table:table-cell table:style-name="ce5"/>
          <table:table-cell office:value-type="string" table:style-name="ce1">
            <text:p>Replace cout for help text with Message dialog</text:p>
          </table:table-cell>
          <table:table-cell office:value-type="string" table:content-validation-name="val7" table:style-name="ce17">
            <text:p>Completed Day 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5">
            <text:p>GRV</text:p>
          </table:table-cell>
          <table:table-cell table:style-name="ce5"/>
          <table:table-cell office:value-type="string" table:style-name="ce1">
            <text:p>Replace cin for return vehicle with Input dialog</text:p>
          </table:table-cell>
          <table:table-cell office:value-type="string" table:content-validation-name="val7" table:style-name="ce17">
            <text:p>Completed Day 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5">
            <text:p>GRV</text:p>
          </table:table-cell>
          <table:table-cell table:style-name="ce5"/>
          <table:table-cell office:value-type="string" table:style-name="ce1">
            <text:p>Replace cin for rent vehicle with Input dialogs</text:p>
          </table:table-cell>
          <table:table-cell office:value-type="string" table:content-validation-name="val7" table:style-name="ce17">
            <text:p>Completed Day 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6" table:style-name="ce37">
            <text:p>GPM</text:p>
          </table:table-cell>
          <table:table-cell table:style-name="ce5"/>
          <table:table-cell office:value-type="string" table:style-name="ce7">
            <text:p>Set Pango implementation</text:p>
          </table:table-cell>
          <table:table-cell office:value-type="string" table:content-validation-name="val7" table:style-name="ce17">
            <text:p>Completed Day 7</text:p>
          </table:table-cell>
          <table:table-cell office:value-type="string" table:style-name="ce1">
            <text:p>Create your own sprint backlog items for the bonus level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37">
            <text:p>GPH</text:p>
          </table:table-cell>
          <table:table-cell table:style-name="ce5"/>
          <table:table-cell office:value-type="string" table:style-name="ce7">
            <text:p>Use atleast 5 different tags</text:p>
          </table:table-cell>
          <table:table-cell office:value-type="string" table:content-validation-name="val7" table:style-name="ce17">
            <text:p>Completed Day 7</text:p>
          </table:table-cell>
          <table:table-cell office:value-type="string" table:style-name="ce1">
            <text:p>You can insert more rows using right-click → Insert Rows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6" table:style-name="ce38">
            <text:p>GDV</text:p>
          </table:table-cell>
          <table:table-cell table:style-name="ce5"/>
          <table:table-cell table:content-validation-name="val7" table:style-name="ce17"/>
          <table:table-cell table:content-validation-name="val7" table:style-name="ce17"/>
          <table:table-cell office:value-type="string" table:style-name="ce1">
            <text:p>Create your own sprint backlog items for the extreme bonus level</text:p>
          </table:table-cell>
          <table:table-cell table:number-columns-repeated="16378"/>
        </table:table-row>
        <table:table-row table:number-rows-repeated="1048550" table:style-name="ro2">
          <table:table-cell table:number-columns-repeated="16384"/>
        </table:table-row>
      </table:table>
      <table:table table:name="Sprint_03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2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8-10-16T00:00:00" table:style-name="ce33">
            <text:p>Oct 16</text:p>
          </table:table-cell>
          <table:table-cell table:style-name="ce3"/>
          <table:table-cell office:value-type="string" table:style-name="ce13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8-10-23T00:00:00" table:style-name="ce33">
            <text:p>Oct 23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34">
            <text:p>TBD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table:style-name="ce34"/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3"/>
          <table:table-cell office:value-type="string" table:style-name="ce35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5" table:formula="of:=COUNTA([.D17:.D991])" table:style-name="ce3">
            <text:p>5</text:p>
          </table:table-cell>
          <table:table-cell table:number-columns-repeated="4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5" table:formula="of:=[.B7]-[.C8]" table:style-name="ce3">
            <text:p>5</text:p>
          </table:table-cell>
          <table:table-cell office:value-type="float" office:value="0" table:formula="of:=COUNTIF([.E$17:.E$991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5" table:formula="of:=[.B8]-[.C9]" table:style-name="ce3">
            <text:p>5</text:p>
          </table:table-cell>
          <table:table-cell office:value-type="float" office:value="0" table:formula="of:=COUNTIF([.E$17:.E$991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5" table:formula="of:=[.B9]-[.C10]" table:style-name="ce3">
            <text:p>5</text:p>
          </table:table-cell>
          <table:table-cell office:value-type="float" office:value="0" table:formula="of:=COUNTIF([.E$17:.E$991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5" table:formula="of:=[.B10]-[.C11]" table:style-name="ce3">
            <text:p>5</text:p>
          </table:table-cell>
          <table:table-cell office:value-type="float" office:value="0" table:formula="of:=COUNTIF([.E$17:.E$991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5" table:formula="of:=[.B11]-[.C12]" table:style-name="ce3">
            <text:p>5</text:p>
          </table:table-cell>
          <table:table-cell office:value-type="float" office:value="0" table:formula="of:=COUNTIF([.E$17:.E$991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2" table:formula="of:=[.B12]-[.C13]" table:style-name="ce3">
            <text:p>2</text:p>
          </table:table-cell>
          <table:table-cell office:value-type="float" office:value="3" table:formula="of:=COUNTIF([.E$17:.E$991]; &quot;Completed Day 6&quot;)" table:style-name="ce3">
            <text:p>3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2" table:formula="of:=COUNTIF([.E$17:.E$991]; &quot;Completed Day 7&quot;)" table:style-name="ce3">
            <text:p>2</text:p>
          </table:table-cell>
          <table:table-cell table:number-columns-repeated="3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5"/>
          <table:table-cell table:number-columns-repeated="15362"/>
        </table:table-row>
        <table:table-row table:style-name="ro2">
          <table:table-cell table:style-name="ce14"/>
          <table:table-cell office:value-type="string" table:style-name="ce14">
            <text:p>Feature ID</text:p>
          </table:table-cell>
          <table:table-cell table:style-name="ce14"/>
          <table:table-cell office:value-type="string" table:style-name="ce14">
            <text:p>Description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content-validation-name="val8" table:style-name="ce5">
            <text:p>GW</text:p>
          </table:table-cell>
          <table:table-cell table:style-name="ce5"/>
          <table:table-cell office:value-type="string" table:style-name="ce6">
            <text:p>Add Main_window class with menu creation code</text:p>
          </table:table-cell>
          <table:table-cell office:value-type="string" table:content-validation-name="val9" table:style-name="ce17">
            <text:p>Completed Day 6</text:p>
          </table:table-cell>
          <table:table-cell office:value-type="string" table:style-name="ce36">
            <text:p>You may modify this list to best fit your baseline code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8" table:style-name="ce5">
            <text:p>GW</text:p>
          </table:table-cell>
          <table:table-cell table:style-name="ce5"/>
          <table:table-cell office:value-type="string" table:style-name="ce6">
            <text:p>Create pass-through handlers for menu items to controller.execute_cmd</text:p>
          </table:table-cell>
          <table:table-cell office:value-type="string" table:content-validation-name="val9" table:style-name="ce17">
            <text:p>Completed Day 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8" table:style-name="ce5">
            <text:p>GW</text:p>
          </table:table-cell>
          <table:table-cell table:style-name="ce5"/>
          <table:table-cell office:value-type="string" table:style-name="ce6">
            <text:p>Fix main() to create app and run Main_window instance</text:p>
          </table:table-cell>
          <table:table-cell office:value-type="string" table:content-validation-name="val9" table:style-name="ce17">
            <text:p>Completed Day 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content-validation-name="val8" table:style-name="ce37">
            <text:p>GT</text:p>
          </table:table-cell>
          <table:table-cell table:style-name="ce5"/>
          <table:table-cell office:value-type="string" table:style-name="ce7">
            <text:p>Create buttons<text:s/></text:p>
          </table:table-cell>
          <table:table-cell office:value-type="string" table:content-validation-name="val9" table:style-name="ce17">
            <text:p>Completed Day 7</text:p>
          </table:table-cell>
          <table:table-cell office:value-type="string" table:style-name="ce1">
            <text:p>Create your own sprint backlog items for the bonus level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8" table:style-name="ce37">
            <text:p>GT</text:p>
          </table:table-cell>
          <table:table-cell table:style-name="ce5"/>
          <table:table-cell office:value-type="string" table:style-name="ce7">
            <text:p>add toolbars and buttons and connect handlers to c.execute.cmd</text:p>
          </table:table-cell>
          <table:table-cell office:value-type="string" table:content-validation-name="val9" table:style-name="ce17">
            <text:p>Completed Day 7</text:p>
          </table:table-cell>
          <table:table-cell office:value-type="string" table:style-name="ce1">
            <text:p>You can insert more rows using right-click → Insert Rows</text:p>
          </table:table-cell>
          <table:table-cell table:number-columns-repeated="16378"/>
        </table:table-row>
        <table:table-row table:style-name="ro2">
          <table:table-cell/>
          <table:table-cell office:value-type="string" table:content-validation-name="val8" table:style-name="ce38">
            <text:p>GV</text:p>
          </table:table-cell>
          <table:table-cell table:style-name="ce5"/>
          <table:table-cell table:content-validation-name="val9" table:style-name="ce17"/>
          <table:table-cell table:content-validation-name="val9" table:style-name="ce17"/>
          <table:table-cell office:value-type="string" table:style-name="ce1">
            <text:p>Create your own sprint backlog items for the extreme bonus level</text:p>
          </table:table-cell>
          <table:table-cell table:number-columns-repeated="16378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6</meta:generator>
    <dc:creator>Ruta Vaghasia</dc:creator>
    <meta:creation-date>2016-03-21T22:16:37Z</meta:creation-date>
    <dc:date>2018-11-06T07:18:42Z</dc:date>
    <meta:editing-cycles>64</meta:editing-cycles>
    <meta:editing-duration>PT2281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0157480315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4"/>
          </chart:axis>
          <chart:series chart:label-cell-address="Product_Backlog.$D$21"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